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ingMessageListenerAdapterIntegrationTests.subscrip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ingMessageListenerAdapterIntegrationTests.defaultSubscriptionName( Method method , String subscrip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Listener.toUpperCase( byte [ ]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Listener.toUpperCase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Listener.toUpperCase( String input , String custom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MessageListenerAdapterIntegrationTests.findMethod( Class &lt; ? &gt; ... param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Listener.toUpper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